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'nimbus sans l', sans-serif"/>
    <style:font-face style:name="Helvetica Neue" svg:font-family="'Helvetica Neue', Helvetica, 'Microsoft JhengHei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Microsoft Yahei" svg:font-family="'Microsoft Yahei', 'Microsoft JhengHei', 'Helvetica Neue', Verdana, Arial, 'LiHei Pro Medium', Helvetica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normal" fo:background-color="transparent" style:font-name-asian="Arial1" style:font-size-asian="12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font-size="12pt" fo:letter-spacing="0.026cm" fo:font-weight="normal" style:font-name-asian="Arial1" style:font-size-asian="12pt" style:language-asian="zh" style:country-asian="TW" style:font-style-asian="normal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font-size="12pt" fo:letter-spacing="0.026cm" style:font-name-asian="Arial1" style:font-size-asian="12pt" style:language-asian="zh" style:country-asian="TW" style:font-style-asian="normal" style:font-size-complex="12pt"/>
    </style:style>
    <style:style style:name="P9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fo:letter-spacing="0.026cm" fo:font-weight="normal" fo:background-color="transparent" style:font-name-asian="Arial1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3" style:family="text">
      <style:text-properties fo:font-variant="normal" fo:text-transform="none" fo:color="#333333" fo:letter-spacing="0.026cm" fo:font-weight="normal" style:font-name-asian="Arial1" style:language-asian="zh" style:country-asian="TW" style:font-style-asian="normal" style:font-weight-asian="normal" style:font-weight-complex="normal"/>
    </style:style>
    <style:style style:name="T4" style:family="text">
      <style:text-properties fo:font-variant="normal" fo:text-transform="none" fo:color="#333333" fo:letter-spacing="0.026cm" fo:font-weight="bold" fo:background-color="transparent" style:font-name-asian="Arial1" style:font-size-asian="12pt" style:language-asian="zh" style:country-asian="TW" style:font-style-asian="normal" style:font-weight-asian="bold" style:font-weight-complex="bold"/>
    </style:style>
    <style:style style:name="T5" style:family="text">
      <style:text-properties fo:font-variant="normal" fo:text-transform="none" fo:color="#333333" fo:letter-spacing="0.026cm" style:font-name-asian="Microsoft Jhenghei" style:font-size-asian="12.75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name-asian="Arial2" style:font-size-asian="12.75pt" style:font-style-asian="normal" style:font-weight-asian="normal"/>
    </style:style>
    <style:style style:name="T7" style:family="text">
      <style:text-properties fo:font-variant="normal" fo:text-transform="none" fo:color="#333333" fo:letter-spacing="normal" style:font-name-asian="Arial2" style:font-size-asian="12.75pt" style:language-asian="zh" style:country-asian="TW" style:font-style-asian="normal" style:font-weight-asian="normal"/>
    </style:style>
    <style:style style:name="T8" style:family="text">
      <style:text-properties fo:font-variant="normal" fo:text-transform="none" fo:color="#333333" fo:letter-spacing="normal" fo:font-weight="bold" style:font-name-asian="Arial2" style:font-size-asian="12.75pt" style:font-style-asian="normal" style:font-weight-asian="bold" style:font-weight-complex="bold"/>
    </style:style>
    <style:style style:name="T9" style:family="text">
      <style:text-properties fo:font-variant="normal" fo:text-transform="none" fo:color="#333333" fo:letter-spacing="normal" fo:font-weight="bold" style:font-name-asian="Arial2" style:font-size-asian="12.75pt" style:language-asian="zh" style:country-asian="TW" style:font-style-asian="normal" style:font-weight-asian="bold" style:font-weight-complex="bold"/>
    </style:style>
    <style:style style:name="T10" style:family="text">
      <style:text-properties fo:font-variant="normal" fo:text-transform="none" fo:color="#333333" style:font-name="Microsoft Jhenghei" fo:font-size="12.75pt" fo:letter-spacing="0.026cm" fo:font-style="normal" fo:font-weight="normal"/>
    </style:style>
    <style:style style:name="T11" style:family="text">
      <style:text-properties fo:font-variant="normal" fo:text-transform="none" fo:color="#333333" style:font-name="Microsoft Yahei" fo:font-size="13.5pt" fo:letter-spacing="0.026cm" fo:font-style="normal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12" style:family="text">
      <style:text-properties fo:font-variant="normal" fo:text-transform="none" fo:color="#333333" style:font-name="Microsoft Yahei" fo:letter-spacing="0.026cm" fo:font-style="normal" fo:font-weight="normal" style:font-name-asian="Arial1" style:language-asian="zh" style:country-asian="TW" style:font-style-asian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weight="normal" fo:background-color="transparent" style:font-name-asian="Helvetica Neue" style:font-size-asian="13.5pt" style:language-asian="zh" style:country-asian="TW" style:font-style-asian="normal" style:font-weight-asian="normal" style:font-weight-complex="normal"/>
    </style:style>
    <style:style style:name="T14" style:family="text">
      <style:text-properties fo:font-variant="normal" fo:text-transform="none" fo:color="#202124" fo:letter-spacing="normal" style:font-name-asian="arial" style:language-asian="zh" style:country-asian="TW" style:font-style-asian="normal" style:font-weight-asian="normal"/>
    </style:style>
    <style:style style:name="T15" style:family="text">
      <style:text-properties fo:font-variant="normal" fo:text-transform="none" fo:color="#202124" style:font-name="arial" fo:letter-spacing="normal" fo:font-style="normal" fo:font-weight="normal" style:font-name-asian="Arial1" style:language-asian="zh" style:country-asian="TW" style:font-style-asian="normal"/>
    </style:style>
    <style:style style:name="T16" style:family="text">
      <style:text-properties fo:font-variant="normal" fo:text-transform="none" fo:color="#202124" style:font-name="arial" fo:letter-spacing="normal" fo:font-style="normal" fo:font-weight="normal" style:font-name-asian="Arial1" style:language-asian="zh" style:country-asian="TW" style:font-style-asian="normal" style:font-weight-asian="normal"/>
    </style:style>
    <style:style style:name="T17" style:family="text">
      <style:text-properties fo:font-variant="normal" fo:text-transform="none" fo:color="#232a31" fo:letter-spacing="normal" style:font-name-asian="YahooSans VF" style:font-size-asian="13.5pt" style:language-asian="zh" style:country-asian="TW" style:font-style-asian="normal" style:font-weight-asian="normal"/>
    </style:style>
    <style:style style:name="T18" style:family="text">
      <style:text-properties fo:font-variant="normal" fo:text-transform="none" fo:color="#ea4335" fo:letter-spacing="normal" style:font-name-asian="arial" style:language-asian="zh" style:country-asian="TW" style:font-style-asian="normal" style:font-weight-asian="normal"/>
    </style:style>
    <style:style style:name="T19" style:family="text">
      <style:text-properties fo:font-variant="normal" fo:text-transform="none" fo:color="#ea4335" style:font-name="arial" fo:letter-spacing="normal" fo:font-style="normal" fo:font-weight="normal" style:font-name-asian="Arial1" style:language-asian="zh" style:country-asian="TW" style:font-style-asian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language-asian="zh" style:country-asian="TW" style:font-weight-asian="bold" style:font-weight-complex="bold"/>
    </style:style>
    <style:style style:name="T22" style:family="text">
      <style:text-properties fo:color="#000000" fo:letter-spacing="normal" style:font-name-asian="Helvetica Neue" style:font-size-asian="13.5pt"/>
    </style:style>
    <style:style style:name="T23" style:family="text">
      <style:text-properties style:font-name="Microsoft Jhenghei" fo:font-size="12.75pt" fo:font-style="normal"/>
    </style:style>
    <style:style style:name="T24" style:family="text">
      <style:text-properties style:font-name="Microsoft Jhenghei" fo:font-style="normal"/>
    </style:style>
    <style:style style:name="T25" style:family="text">
      <style:text-properties fo:background-color="transparent"/>
    </style:style>
    <style:style style:name="T26" style:family="text">
      <style:text-properties fo:color="#202124" fo:letter-spacing="normal" style:font-name-asian="arial"/>
    </style:style>
    <style:style style:name="T27" style:family="text">
      <style:text-properties fo:color="#202124" fo:font-size="12pt" fo:letter-spacing="normal" style:font-name-asian="arial" style:font-size-complex="12pt"/>
    </style:style>
    <style:style style:name="T28" style:family="text">
      <style:text-properties fo:color="#202124" style:font-name="arial" fo:font-size="12pt" fo:letter-spacing="normal" fo:font-style="normal" style:font-name-asian="arial" style:font-size-complex="12pt"/>
    </style:style>
    <style:style style:name="T29" style:family="text">
      <style:text-properties fo:color="#111111" fo:letter-spacing="normal" style:font-name-asian="apple-system" style:font-size-asian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T14">中國1</text:span><text:span text:style-name="T15">2</text:span><text:span text:style-name="T14">月份人民幣貸款增加</text:span><text:span text:style-name="T15">1.4</text:span><text:span text:style-name="T14">兆元，社會融資規模增量為</text:span><text:span text:style-name="T15">1.31</text:span><text:span text:style-name="T14">兆元，12月</text:span><text:span text:style-name="T17">中國社會融資總量</text:span><text:span text:style-name="T14"> </text:span><text:span text:style-name="T16">相較去年同期</text:span><text:span text:style-name="T14">增加</text:span><text:span text:style-name="T15">9.6%</text:span><text:span text:style-name="T14">，</text:span><text:span text:style-name="T15">(M2)相較去年同期</text:span><text:span text:style-name="T18">增加</text:span><text:span text:style-name="T19">11.8%</text:span><text:span text:style-name="T14">。 </text:span></text:p>
      <text:p text:style-name="P2"><text:span text:style-name="T26">((和上個月相比，人民幣新增貸款增加，不過社會融資增量明</text:span><text:span text:style-name="T27">顯下降，社會融資存量的增加速度和</text:span><text:span text:style-name="T28">M2的增加速度都是</text:span><text:span text:style-name="T27">放緩</text:span><text:span text:style-name="T26">。</text:span>))</text:p>
      <text:p text:style-name="P8">，反映實體經濟融資需求偏弱 </text:p>
      <text:p text:style-name="P8"/>
      <text:p text:style-name="P1"><text:span text:style-name="T2">RMB <text:s/>美元持續疲弱, </text:span>，反映對美國CPI數據偏弱預期 </text:p>
      <text:p text:style-name="P1"><text:span text:style-name="T2">RMB <text:s text:c="2"/>升值至6.75 <text:s text:c="2"/></text:span>創2022年8月12日以來新高 </text:p>
      <text:p text:style-name="P2"/>
      <text:p text:style-name="P2">///////////////////////////////////////////////////</text:p>
      <text:p text:style-name="P2">股市~~~</text:p>
      <text:p text:style-name="P1"><text:span text:style-name="T2">上證 (+0.05%) <text:s/>平盤 <text:s text:c="4"/>，中止連續兩日下跌 </text:span></text:p>
      <text:p text:style-name="P2"/>
      <text:p text:style-name="P2">(領漲):</text:p>
      <text:p text:style-name="P5">工業母機、證券 </text:p>
      <text:p text:style-name="P2"/>
      <text:p text:style-name="P2">(領跌):</text:p>
      <text:p text:style-name="P2"><text:span text:style-name="T20">酒店餐飲、啤酒、白酒、零售、房地產、新冠特效藥概念股</text:span>跌幅居前。 </text:p>
      <text:p text:style-name="P7">截至目前<text:span text:style-name="T24">,2023</text:span>年春節出遊預訂量同比去年增長超六成。中長線遊需求持續恢復<text:span text:style-name="T24">,</text:span>跨省遊訂單佔比已超八成<text:span text:style-name="T24">,</text:span>出境遊預訂量創下近三年新高。但昨天<text:span text:style-name="T20">旅遊股</text:span>還是承壓的狀況</text:p>
      <text:p text:style-name="P7">///////////////////////////////////////////////////</text:p>
      <text:p text:style-name="P7">港</text:p>
      <text:p text:style-name="P7">恆生~~~(+0.4%)</text:p>
      <text:p text:style-name="P9"><text:span text:style-name="T3">騰訊跌逾</text:span><text:span text:style-name="T12">2%</text:span><text:span text:style-name="T3">，阿里巴巴跌近</text:span><text:span text:style-name="T12">2%</text:span><text:span text:style-name="T3">，美團跌</text:span><text:span text:style-name="T12">0.6%</text:span><text:span text:style-name="T3">。 </text:span></text:p>
      <text:p text:style-name="P7"/>
      <text:p text:style-name="P7">(領漲):</text:p>
      <text:p text:style-name="P5">汽車股</text:p>
      <text:p text:style-name="P7"><text:span text:style-name="T25">(</text:span>工信部強調<text:span text:style-name="T24">,</text:span>要穩住汽車等大宗消費產業<text:span text:style-name="T24">,</text:span>並用市場化辦法促進新能源汽車整車企業做強做大。 <text:span text:style-name="T25">)</text:span></text:p>
      <text:p text:style-name="P7"><text:span text:style-name="T25"/></text:p>
      <text:p text:style-name="P1"><text:span text:style-name="T22">(</text:span><text:span text:style-name="T1">領跌):</text:span></text:p>
      <text:p text:style-name="P1"><text:span text:style-name="T4">科技 <text:s text:c="2"/>房地產 <text:s text:c="2"/></text:span><text:span text:style-name="T8">旅遊</text:span><text:span text:style-name="T9"> <text:s/></text:span><text:span text:style-name="T8">觀光</text:span><text:span text:style-name="T20"> </text:span><text:span text:style-name="T21"><text:s/>防疫概念股</text:span></text:p>
      <text:p text:style-name="P3">///////////////////////////////////////////////////</text:p>
      <text:p text:style-name="P3">~~預測~~ </text:p>
      <text:p text:style-name="P3">美銀表示，預計2023年將是中國第一季會較為波動，但自第二季起，股票估值重估將大致完成，預期今年企業獲利將成長約10%</text:p>
      <text:p text:style-name="P3">今年第一季將繼續看好成長型產業，包括互聯網（網上零售、影視娛樂）及保健（設備、生物科技、生命科學）；並青睞保險、酒店及餐飲，</text:p>
      <text:p text:style-name="P3">將汽車股至倒數10大之列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'nimbus sans l', sans-serif"/>
    <style:font-face style:name="Helvetica Neue" svg:font-family="'Helvetica Neue', Helvetica, 'Microsoft JhengHei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Microsoft Yahei" svg:font-family="'Microsoft Yahei', 'Microsoft JhengHei', 'Helvetica Neue', Verdana, Arial, 'LiHei Pro Medium', Helvetica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12T17:25:28.28</dc:date>
    <meta:editing-duration>PT23H56M7S</meta:editing-duration>
    <meta:editing-cycles>660</meta:editing-cycles>
    <meta:generator>OpenOffice/4.1.7$Win32 OpenOffice.org_project/417m1$Build-9800</meta:generator>
    <meta:document-statistic meta:table-count="0" meta:image-count="0" meta:object-count="0" meta:page-count="1" meta:paragraph-count="27" meta:word-count="527" meta:character-count="787"/>
  </office:meta>
</office:document-meta>
</file>